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52bdd"/>
    </style:style>
    <style:style style:name="T70" style:family="text">
      <style:text-properties officeooo:rsid="019c86f1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1a3b46c" style:font-weight-asian="bold" style:font-weight-complex="bold"/>
    </style:style>
    <style:style style:name="T73" style:family="text">
      <style:text-properties fo:font-weight="bold" officeooo:rsid="01a75160" style:font-weight-asian="bold" style:font-weight-complex="bold"/>
    </style:style>
    <style:style style:name="T74" style:family="text">
      <style:text-properties officeooo:rsid="01af3ee6"/>
    </style:style>
    <style:style style:name="T75" style:family="text">
      <style:text-properties officeooo:rsid="01b4aaea"/>
    </style:style>
    <style:style style:name="T76" style:family="text">
      <style:text-properties officeooo:rsid="01b8129f"/>
    </style:style>
    <style:style style:name="T77" style:family="text">
      <style:text-properties officeooo:rsid="01cc7c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9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70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text:span text:style-name="T51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1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3">3</text:span></text:a><text:span text:style-name="T73"> </text:span><text:span text:style-name="T72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4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5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6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13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2"><text:a xlink:type="simple" xlink:href="https://coderprog.com/learning-angularjs-2/" text:style-name="Internet_20_link" text:visited-style-name="Visited_20_Internet_20_Link">https://coderprog.com/learning-angularjs-2/</text:a></text:p>
      <text:p text:style-name="P83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7T22:13:00.899653190</dc:date>
    <meta:editing-duration>PT13H18M9S</meta:editing-duration>
    <meta:editing-cycles>299</meta:editing-cycles>
    <meta:document-statistic meta:table-count="0" meta:image-count="0" meta:object-count="0" meta:page-count="3" meta:paragraph-count="96" meta:word-count="98" meta:character-count="5218" meta:non-whitespace-character-count="5208"/>
  </office:meta>
</office:document-meta>
</file>